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FreeSerif" svg:font-family="FreeSerif"/>
  </office:font-face-decls>
  <office:automatic-styles>
    <style:style style:name="T10" style:family="text">
      <style:text-properties style:font-name="Arial" fo:language="en" fo:country="US" fo:font-weight="normal"/>
    </style:style>
    <style:style style:name="T11" style:family="text">
      <style:text-properties style:font-name="Arial" fo:language="en" fo:country="US" fo:font-style="italic" fo:font-weight="normal"/>
    </style:style>
    <style:style style:name="T12" style:family="text">
      <style:text-properties fo:color="#000000" style:font-name="Arial" fo:font-size="12pt" fo:language="en" fo:country="US" fo:font-weight="bold"/>
    </style:style>
    <style:style style:name="T13" style:family="text">
      <style:text-properties fo:color="#000000" style:font-name="Arial" fo:font-size="12pt" fo:language="en" fo:country="US" fo:font-style="italic" fo:font-weight="normal"/>
    </style:style>
    <style:style style:name="T1" style:family="text">
      <style:text-properties style:font-name="Arial" fo:font-size="24pt" fo:language="es" fo:country="ES"/>
    </style:style>
    <style:style style:name="T2" style:family="text">
      <style:text-properties style:font-name="Arial" fo:font-size="14pt" fo:language="en" fo:country="US" fo:font-weight="normal"/>
    </style:style>
    <style:style style:name="T3" style:family="text">
      <style:text-properties style:font-name="Arial" fo:language="en" fo:country="US"/>
    </style:style>
    <style:style style:name="T4" style:family="text">
      <style:text-properties style:font-name="Arial" fo:font-size="16pt" fo:language="en" fo:country="US" fo:font-weight="bold"/>
    </style:style>
    <style:style style:name="T5" style:family="text">
      <style:text-properties fo:color="#000000" style:font-name="Arial" fo:font-size="12pt" fo:language="en" fo:country="US" fo:font-weight="normal"/>
    </style:style>
    <style:style style:name="T6" style:family="text">
      <style:text-properties style:font-name="Arial"/>
    </style:style>
    <style:style style:name="T7" style:family="text">
      <style:text-properties fo:color="#000000" style:font-name="Arial" fo:font-size="12pt" fo:language="en" fo:country="US" fo:font-weight="normal" fo:background-color="transparent"/>
    </style:style>
    <style:style style:name="T8" style:family="text">
      <style:text-properties fo:color="#000000" style:font-name="Arial" fo:font-size="12pt" fo:language="en" fo:country="US" fo:font-style="italic" fo:font-weight="normal" fo:background-color="transparent"/>
    </style:style>
    <style:style style:name="T9" style:family="text">
      <style:text-properties style:font-name="Arial" fo:language="en" fo:country="US" fo:font-weight="bold"/>
    </style:style>
    <style:style style:name="P10" style:family="paragraph" style:parent-style-name="Normal">
      <style:paragraph-properties fo:text-align="justify" fo:text-indent="0.0000in" fo:margin-top="0pt"/>
    </style:style>
    <style:style style:name="P11" style:family="paragraph" style:parent-style-name="Normal">
      <style:paragraph-properties fo:text-align="justify" fo:text-indent="-0.1875in" fo:margin-top="0pt"/>
    </style:style>
    <style:style style:name="P12" style:family="paragraph" style:parent-style-name="Normal">
      <style:paragraph-properties fo:text-align="justify" fo:text-indent="0.0000in" fo:margin-left="0.5000in" fo:margin-top="0pt"/>
    </style:style>
    <style:style style:name="P13" style:family="paragraph" style:parent-style-name="Normal">
      <style:paragraph-properties fo:text-align="justify" fo:text-indent="0.0000in" fo:margin-left="0.6875in" fo:margin-top="0pt"/>
    </style:style>
    <style:style style:name="P1" style:family="paragraph" style:parent-style-name="Heading 1">
      <style:paragraph-properties fo:text-align="center" fo:margin-top="0pt"/>
      <style:text-properties fo:font-size="24pt" fo:language="es" fo:country="ES"/>
    </style:style>
    <style:style style:name="P2" style:family="paragraph" style:parent-style-name="Heading 1">
      <style:paragraph-properties fo:text-align="center" fo:line-height="100%" fo:margin-top="0pt"/>
      <style:text-properties fo:font-size="14pt"/>
    </style:style>
    <style:style style:name="P3" style:family="paragraph" style:parent-style-name="Normal">
      <style:paragraph-properties fo:text-align="center" fo:line-height="100%" fo:margin-top="0pt"/>
      <style:text-properties fo:font-size="14pt"/>
    </style:style>
    <style:style style:name="P4" style:family="paragraph" style:parent-style-name="Normal">
      <style:paragraph-properties fo:text-align="center" fo:line-height="100%" fo:margin-top="0pt"/>
    </style:style>
    <style:style style:name="P5" style:family="paragraph" style:parent-style-name="Normal">
      <style:paragraph-properties fo:margin-top="0pt"/>
    </style:style>
    <style:style style:name="P6" style:family="paragraph" style:parent-style-name="Normal">
      <style:paragraph-properties fo:margin-top="0pt"/>
      <style:text-properties style:font-name="Arial" fo:font-size="16pt" fo:font-weight="bold"/>
    </style:style>
    <style:style style:name="P7" style:family="paragraph" style:parent-style-name="Normal">
      <style:paragraph-properties fo:text-align="justify" fo:margin-top="0pt"/>
    </style:style>
    <style:style style:name="P8" style:family="paragraph" style:parent-style-name="Normal">
      <style:paragraph-properties fo:text-align="justify" fo:text-indent="0.0000in" fo:line-height="100%" fo:margin-left="0.0000in" fo:margin-right="0.0000in" fo:margin-top="0pt" fo:margin-bottom="0.0000in"/>
    </style:style>
    <style:style style:name="P9" style:family="paragraph" style:parent-style-name="Normal">
      <style:paragraph-properties fo:text-align="justify" fo:text-indent="-0.3000in" fo:margin-top="0pt"/>
    </style:style>
    <style:style style:name="P16" style:family="paragraph" style:parent-style-name="Normal">
      <style:paragraph-properties fo:text-align="justify" fo:text-indent="-0.3000in" fo:line-height="100%" fo:margin-top="0pt"/>
    </style:style>
    <style:style style:name="P14" style:family="paragraph" style:parent-style-name="Normal">
      <style:paragraph-properties fo:text-align="justify" fo:line-height="100%" fo:margin-top="0pt"/>
    </style:style>
    <style:style style:name="P18" style:family="paragraph" style:parent-style-name="Normal">
      <style:paragraph-properties fo:text-align="left" fo:text-indent="0.0000in" fo:line-height="100%" fo:margin-left="0.0000in" fo:margin-right="0.0000in" fo:margin-top="0.0000in" fo:margin-bottom="0.0000in"/>
    </style:style>
    <style:style style:name="P15" style:family="paragraph" style:parent-style-name="Heading 2">
      <style:paragraph-properties fo:text-align="justify" fo:line-height="100%" fo:margin-top="0pt"/>
    </style:style>
    <style:style style:name="P19" style:family="paragraph" style:parent-style-name="Normal">
      <style:paragraph-properties fo:text-align="justify" fo:text-indent="0.0000in" fo:line-height="100%" fo:margin-left="0.0000in" fo:margin-right="0.0000in" fo:margin-top="0.0000in" fo:margin-bottom="0.0000in"/>
    </style:style>
    <style:style style:name="P17" style:family="paragraph" style:parent-style-name="Normal">
      <style:paragraph-properties fo:text-align="justify" fo:text-indent="0.0000in" fo:line-height="100%" fo:margin-top="0pt"/>
    </style:style>
    <text:list-style style:name="L4">
      <text:list-level-style-bullet text:level="1" text:bullet-char="•">
        <style:text-properties style:font-name="FreeSerif"/>
        <style:list-level-properties text:min-label-width="0.3000in" text:space-before="0.508000cm"/>
      </text:list-level-style-bullet>
    </text:list-style>
    <text:list-style style:name="L5">
      <text:list-level-style-number text:level="1" style:num-format="1" text:start-value="1">
        <style:list-level-properties text:min-label-width="0.1875in" text:space-before="0.000000cm"/>
      </text:list-level-style-number>
    </text:list-style>
    <text:list-style style:name="L6">
      <text:list-level-style-bullet text:level="1" text:bullet-char="•">
        <style:text-properties style:font-name="FreeSerif"/>
        <style:list-level-properties text:min-label-width="0.1875in" text:space-before="1.270000cm"/>
      </text:list-level-style-bullet>
    </text:list-style>
    <text:list-style style:name="L7">
      <text:list-level-style-bullet text:level="1" text:bullet-char="•">
        <style:text-properties style:font-name="FreeSerif"/>
        <style:list-level-properties text:min-label-width="0.1875in" text:space-before="1.270000cm"/>
      </text:list-level-style-bullet>
    </text:list-style>
    <text:list-style style:name="L8">
      <text:list-level-style-bullet text:level="1" text:bullet-char="•">
        <style:text-properties style:font-name="FreeSerif"/>
        <style:list-level-properties text:min-label-width="0.1875in" text:space-before="1.270000cm"/>
      </text:list-level-style-bullet>
    </text:list-style>
    <text:list-style style:name="L9">
      <text:list-level-style-bullet text:level="1" text:bullet-char="•">
        <style:text-properties style:font-name="FreeSerif"/>
        <style:list-level-properties text:min-label-width="0.1875in" text:space-before="1.270000cm"/>
      </text:list-level-style-bullet>
    </text:list-style>
    <text:list-style style:name="L13">
      <text:list-level-style-number text:level="1" style:num-format="1" text:start-value="1">
        <style:list-level-properties text:min-label-width="0.1875in" text:space-before="0.000000cm"/>
      </text:list-level-style-number>
    </text:list-style>
    <text:list-style style:name="L19">
      <text:list-level-style-bullet text:level="1" text:bullet-char="•">
        <style:text-properties style:font-name="FreeSerif"/>
        <style:list-level-properties text:min-label-width="0.3000in" text:space-before="0.508000cm"/>
      </text:list-level-style-bullet>
    </text:list-style>
    <text:list-style style:name="L14">
      <text:list-level-style-number text:level="1" style:num-format="1" text:start-value="1">
        <style:list-level-properties text:min-label-width="0.1875in" text:space-before="0.000000cm"/>
      </text:list-level-style-number>
    </text:list-style>
    <text:list-style style:name="L15">
      <text:list-level-style-bullet text:level="1" text:bullet-char="•">
        <style:text-properties style:font-name="FreeSerif"/>
        <style:list-level-properties text:min-label-width="0.3000in" text:space-before="0.508000cm"/>
      </text:list-level-style-bullet>
    </text:list-style>
    <text:list-style style:name="L17">
      <text:list-level-style-bullet text:level="1" text:bullet-char="•">
        <style:text-properties style:font-name="FreeSerif"/>
        <style:list-level-properties text:min-label-width="0.3000in" text:space-before="0.508000cm"/>
      </text:list-level-style-bullet>
    </text:list-style>
    <text:list-style style:name="L16">
      <text:list-level-style-bullet text:level="1" text:bullet-char="•">
        <style:text-properties style:font-name="FreeSerif"/>
        <style:list-level-properties text:min-label-width="0.3000in" text:space-before="0.508000cm"/>
      </text:list-level-style-bullet>
    </text:list-style>
    <text:list-style style:name="L18">
      <text:list-level-style-bullet text:level="1" text:bullet-char="•">
        <style:text-properties style:font-name="FreeSerif"/>
        <style:list-level-properties text:min-label-width="0.3000in" text:space-before="0.508000cm"/>
      </text:list-level-style-bullet>
    </text:list-style>
    <text:list-style style:name="L20">
      <text:list-level-style-bullet text:level="1" text:bullet-char="•">
        <style:text-properties style:font-name="FreeSerif"/>
        <style:list-level-properties text:min-label-width="0.3000in" text:space-before="0.508000cm"/>
      </text:list-level-style-bullet>
    </text:list-style>
    <text:list-style style:name="L21">
      <text:list-level-style-bullet text:level="1" text:bullet-char="•">
        <style:text-properties style:font-name="FreeSerif"/>
        <style:list-level-properties text:min-label-width="0.3000in" text:space-before="0.508000cm"/>
      </text:list-level-style-bullet>
    </text:list-style>
    <text:list-style style:name="L22">
      <text:list-level-style-bullet text:level="1" text:bullet-char="•">
        <style:text-properties style:font-name="FreeSerif"/>
        <style:list-level-properties text:min-label-width="0.3000in" text:space-before="0.508000cm"/>
      </text:list-level-style-bullet>
    </text:list-style>
    <text:list-style style:name="L23">
      <text:list-level-style-bullet text:level="1" text:bullet-char="•">
        <style:text-properties style:font-name="FreeSerif"/>
        <style:list-level-properties text:min-label-width="0.3000in" text:space-before="0.508000cm"/>
      </text:list-level-style-bullet>
    </text:list-style>
    <text:list-style style:name="L2">
      <text:list-level-style-bullet text:level="1" text:bullet-char="•">
        <style:text-properties style:font-name="FreeSerif"/>
        <style:list-level-properties text:min-label-width="0.3000in" text:space-before="0.508000cm"/>
      </text:list-level-style-bullet>
    </text:list-style>
    <text:list-style style:name="L1">
      <text:list-level-style-bullet text:level="1" text:bullet-char="•">
        <style:text-properties style:font-name="FreeSerif"/>
        <style:list-level-properties text:min-label-width="0.3000in" text:space-before="0.508000cm"/>
      </text:list-level-style-bullet>
    </text:list-style>
    <text:list-style style:name="L12">
      <text:list-level-style-number text:level="1" style:num-format="1" text:start-value="1">
        <style:list-level-properties text:min-label-width="0.1875in" text:space-before="0.000000cm"/>
      </text:list-level-style-number>
    </text:list-style>
    <text:list-style style:name="L11">
      <text:list-level-style-number text:level="1" style:num-format="1" text:start-value="1">
        <style:list-level-properties text:min-label-width="0.1875in" text:space-before="0.000000cm"/>
      </text:list-level-style-number>
    </text:list-style>
    <text:list-style style:name="L10">
      <text:list-level-style-number text:level="1" style:num-format="1" text:start-value="1">
        <style:list-level-properties text:min-label-width="0.1875in" text:space-before="0.000000cm"/>
      </text:list-level-style-number>
    </text:list-style>
    <text:list-style style:name="L3">
      <text:list-level-style-bullet text:level="1" text:bullet-char="•">
        <style:text-properties style:font-name="FreeSerif"/>
        <style:list-level-properties text:min-label-width="0.3000in" text:space-before="0.508000cm"/>
      </text:list-level-style-bullet>
    </text:list-style>
  </office:automatic-styles>
  <office:body>
    <office:text>
      <text:p text:style-name="P1"><text:span text:style-name="T1">Diseño de Redes Neuronales Evolutivas Mediante Algoritmos Constructivos</text:span></text:p>
      <text:p text:style-name="P2"><text:span text:style-name="T2">Petición de Tema para</text:span></text:p>
      <text:p text:style-name="P3"><text:span text:style-name="T2">Proyecto Fin de Carrera de</text:span></text:p>
      <text:p text:style-name="P3"><text:span text:style-name="T2">Ing. Técnico en Informática de Sistemas</text:span></text:p>
      <text:p text:style-name="P3"/>
      <text:p text:style-name="P4"><text:span text:style-name="T3">27 de Octubre de 2003</text:span></text:p>
      <text:p text:style-name="P4"/>
      <text:p text:style-name="P5"><text:span text:style-name="T4">Autor</text:span></text:p>
      <text:p text:style-name="P5"/>
      <text:p text:style-name="P5"><text:span text:style-name="T3">Pablo Álvarez de Sotomayor Posadillo</text:span></text:p>
      <text:p text:style-name="P5"><text:span text:style-name="T3">D.N.I. 45735513-J</text:span></text:p>
      <text:p text:style-name="P5"><text:span text:style-name="T3">C\ Lentisco nº8</text:span></text:p>
      <text:p text:style-name="P5"><text:span text:style-name="T3">14012 Córdoba</text:span></text:p>
      <text:p text:style-name="P5"><text:span text:style-name="T3">Tlf. 957 40 01 68</text:span></text:p>
      <text:p text:style-name="P5"><text:span text:style-name="T3">E-mail i02sopop@uco.es</text:span></text:p>
      <text:p text:style-name="P5"/>
      <text:p text:style-name="P5"><text:span text:style-name="T4">Director del Proyecto</text:span></text:p>
      <text:p text:style-name="P5"/>
      <text:p text:style-name="P5"><text:span text:style-name="T3">Prof. D. Nicolás García Pedrajas</text:span></text:p>
      <text:p text:style-name="P5"><text:span text:style-name="T3">Dpto. Ciencias de la Computación, Inteligencia Artificial y Análisis Numérico</text:span></text:p>
      <text:p text:style-name="P5"/>
      <text:p text:style-name="P6"><text:span text:style-name="T4">1 Introducción</text:span></text:p>
      <text:p text:style-name="P7"/>
      <text:p text:style-name="P7"><text:span text:style-name="T5"><text:tab/>Las redes neuronales artificiales es un campo cada vez más importante en la Inteligencia Artificial. Mediante un conjunto de elementos de procesamiento, llamados neuronas o nodos, que están interconectadas entre sí y una función de transferencia que indica la señal de salida del nodo en función de la señal de entrada es capaz de aprender a solucionar un problema dado. </text:span></text:p>
      <text:p text:style-name="P7"/>
      <text:p text:style-name="P7"><text:span text:style-name="T5"><text:tab/>Para que se pueda dar el aprendizaje en las redes neuronales éstas se entrenan con ejemplos y se ajustan sus pesos de conexión iterativamente según una regla de aprendizaje. A este proceso se le llama algoritmo de aprendizaje, y su esencia es la regla de aprendizaje, es decir, una regla de actualización de pesos que determina cómo cambian los pesos de conexión. Los pesos de conexión son la importancia que tiene cada conexión en la función de transferencia, ya que la entrada de dicha función es la suma de las señales entrantes por el peso de su conexión asociada.</text:span></text:p>
      <text:p text:style-name="P7"/>
      <text:p text:style-name="P7"><text:span text:style-name="T5"><text:tab/>Uno de los aspectos más complejos de las redes neuronales es su diseño, ya que de éste depende si la red es capaz de aprender a solucionar el problema dado. Para evitar tener que diseñar las redes manualmente, que requieren una dosis de experiencia y muchas horas de pruebas, en los últimos años se han utilizado algoritmos evolutivos que diseñan al menos parte de la red, obteniendo buenos resultados [1, 2, 3].</text:span></text:p>
      <text:p text:style-name="P7"/>
      <text:p text:style-name="P7"><text:span text:style-name="T5"> <text:tab/>Los algoritmos evolutivos son algoritmos de búsqueda basada en la población. Dicha población se desarrolla a partir de las ideas y los principios de la evolución natural, como las estrategias de evolución, la programación evolutiva, y los algoritmos genéticos. Debido a esto los individuos de una población compiten e intercambian información con el resto para realizar ciertas tareas. Los algoritmos evolutivos son particularmente útiles para tratar con problemas </text:span><text:span text:style-name="T5">grandes y complejos que generan muchas soluciones óptimas locales, y s</text:span><text:span text:style-name="T5">on mucho más robustos que la mayoría de los algoritmos de búsqueda d</text:span><text:span text:style-name="T5">ebido a que necesitan menos información para su ejecución.</text:span></text:p>
      <text:p text:style-name="P8"/>
      <text:p text:style-name="P8"><text:span text:style-name="T5"><text:tab/>La evolución (es decir, los algoritmos evolutivos) se ha introducido en las redes neuronales artificiales en tres niveles: los pesos de conexión, la arquitectura y las reglas de aprendizaje. La evolución de los pesos de conexión introducen una aproximación adaptiva y global del entrenamiento. La evolución de la arquitectura (nodos y conexiones de la red) permite a las redes adaptar sus topologías a diferentes tareas sin la intervención humana. La evolución de las reglas de aprendizaje se pueden ver como un proceso de "aprendiendo a aprender" de las redes donde la adaptación de las reglas de aprendizaje se alcanzan a través de la evolución. Para más información sobre redes neuronales evolutivas véase [4].</text:span></text:p>
      <text:p text:style-name="P7"/>
      <text:p text:style-name="P7"><text:span text:style-name="T6"><text:tab/>Aunque los algoritmos evolutivos son una herramienta potente para facilitar el diseño de redes neuronales, no son los únicos que son capaces de desarrollar partes del diseño de una red. Uno de ellos se denomina algoritmo constructivo [5], que son aquellos que, comenzando por una red pequeña, te permite ir añadiendo nodos y conexiones a la arquitectura de la red hasta que se encuentre una solución óptima al problema. Dicha solución se halla entrenando la red, ya sea total o parcialmente, cada vez que se le añade un nodo, y una vez que se considere que la red es suficientemente buena se termina el diseño. Aunque es muy probable que no sea la mejor red, ya que </text:span><text:span text:style-name="T5">trata de diseñar la arquitectura aceptable más pequeña</text:span><text:span text:style-name="T6">, en la mayoría de los casos la mejoría es muy poca y supone un empeoramiento de la generalización de la red.</text:span></text:p>
      <text:p text:style-name="P7"/>
      <text:p text:style-name="P7"><text:span text:style-name="T6"><text:tab/>A partir de las dos técnicas anteriores, y de forma similar a otras investigaciones [2, 3], se puede desarrollar un modelo constructivo evolutivo que las combine. De esta manera se utilizarían los algoritmos constructivos para, en vez de ir añadiendo nodos a la red, añadir subredes a esta red. Éstas subredes deben de "cooperar" entre ellas, ya que tienen que desarrollar características diferentes para que al combinarse se obtenga una buena red. Esto hace que la subred elegida no tenga que ser la mejor que haya, sino la que mejor se combine con el resto de subredes. </text:span></text:p>
      <text:p text:style-name="P7"/>
      <text:p text:style-name="P7"><text:span text:style-name="T6"><text:tab/>Hay multitud de problemas a los que se pueden aplicar el modelo dado, como son los problemas de clasificación, los de aproximación de funciones y los de regresión. Tal vez el tipo de problema más fácil para desarrollar un modelo de este tipo sea el de clasificación, ya que se puede fijar las unidades de entrada y de salida de la red. En ese caso las unidades de entrada serían el número de características en que hay que fijarse para poder reconocer las clases a clasificar y las unidades de salida serían el número de dichas clases, cuyo valor de salida suele estar en el rango [0,1].</text:span></text:p>
      <text:p text:style-name="P7"/>
      <text:p text:style-name="P7"><text:span text:style-name="T4">2 Objetivos</text:span></text:p>
      <text:p text:style-name="P7"/>
      <text:p text:style-name="P7"><text:span text:style-name="T3"><text:tab/>El propósito del proyecto es diseñar e implementar un modelo constructivo evolutivo de redes neuronales que permita desarrollar redes neuronales para problemas de clasificación. Para eso proponemos los siguientes objetivos a alcanzar:</text:span></text:p>
      <text:p text:style-name="P7"/>
      <text:list text:style-name="L1">
        <text:list-item>
          <text:p text:style-name="P9"><text:span text:style-name="T7"><text:tab/></text:span><text:span text:style-name="T3">Diseñar el modelo constructivo evolutivo de manera que permita el desarrollo de redes neuronales de una manera óptima. Para eso habrá que desarrollar y </text:span><text:span text:style-name="T5">mantener</text:span><text:span text:style-name="T3"> al menos dos poblaciones, una de subredes, que será desarrollada con algoritmos evolutivos, y otra de redes, que será desarrollada con algoritmos constructivos y </text:span><text:span text:style-name="T5">en donde cada red </text:span><text:span text:style-name="T3">se compone de una o varias subredes.</text:span></text:p>
        </text:list-item>
      </text:list>
      <text:p text:style-name="P10"/>
      <text:list text:style-name="L2">
        <text:list-item>
          <text:p text:style-name="P9"><text:span text:style-name="T7"><text:tab/></text:span><text:span text:style-name="T3">Implementar el modelo diseñado anteriormente. Para ello se utilizará el lenguaje de programación C y el sistema operativo Linux Debian. Dicha implementación servirá para comprobar la validez del modelo en función de los resultados que se obtengan en los problemas escogidos.</text:span></text:p>
        </text:list-item>
      </text:list>
      <text:p text:style-name="P10"/>
      <text:list text:style-name="L3">
        <text:list-item>
          <text:p text:style-name="P9"><text:span text:style-name="T7"><text:tab/>El campo de aplicación de este modelo son los</text:span><text:span text:style-name="T3"> problemas de clasificación, aunque opcionalmente se podrá comprobar la viabilidad de aplicar dicho modelo a otros problemas. Ya que los resultados de los problemas van a ser objeto de comparación, la elección de los problemas de clasificación concretos se hará en función de los que se encuentren más datos en la bibliografía.</text:span></text:p>
        </text:list-item>
      </text:list>
      <text:p text:style-name="P10"/>
      <text:list text:style-name="L4">
        <text:list-item>
          <text:p text:style-name="P9"><text:span text:style-name="T7"><text:tab/>Debido a la cantidad de modelos que hay para solucionar los problemas de clasificación, se hará una c</text:span><text:span text:style-name="T3">ompación del modelo obtenido con algunos de los existentes, utilizando tanto datos obtenidos manualmente como datos obtenidos a partir de la bibliografía de otras investigaciones realizadas. A partir de esta comparativa se plantearán las conclusiones que se pueden obtener del modelo obtenido.</text:span></text:p>
        </text:list-item>
      </text:list>
      <text:p text:style-name="P7"/>
      <text:p text:style-name="P7"/>
      <text:p text:style-name="P7"/>
      <text:p text:style-name="P7"/>
      <text:p text:style-name="P7"/>
      <text:p text:style-name="P7"><text:span text:style-name="T4">3 Fases de Desarrollo</text:span></text:p>
      <text:p text:style-name="P7"/>
      <text:p text:style-name="P7"><text:span text:style-name="T3">Las fases que se contemplan para la realización del proyecto serán:</text:span></text:p>
      <text:p text:style-name="P7"/>
      <text:list text:style-name="L5">
        <text:list-item>
          <text:p text:style-name="P11"><text:span text:style-name="T7"><text:tab/>Preparación</text:span></text:p>
        </text:list-item>
      </text:list>
      <text:p text:style-name="P10"/>
      <text:p text:style-name="P10"><text:span text:style-name="T6"><text:tab/>Comprenderá todas las tareas necesarias para adquirir los conocimientos y experiencia precisas para abordar la ejecución del proyecto. Entre otros están:</text:span></text:p>
      <text:p text:style-name="P12"/>
      <text:list text:style-name="L6">
        <text:list-item>
          <text:p text:style-name="P11"><text:span text:style-name="T7"><text:tab/>Estudio de la creación y funcionamiento de las redes neuronales en general y de las evolutivas en particular [4, 6, 7].</text:span></text:p>
        </text:list-item>
      </text:list>
      <text:p text:style-name="P10"/>
      <text:list text:style-name="L7">
        <text:list-item>
          <text:p text:style-name="P11"><text:span text:style-name="T7"><text:tab/></text:span><text:span text:style-name="T7">Estudio de algunos algoritmos constructivos para el desarrollo de redes neuronales [5].</text:span></text:p>
        </text:list-item>
      </text:list>
      <text:p text:style-name="P10"/>
      <text:list text:style-name="L8">
        <text:list-item>
          <text:p text:style-name="P11"><text:span text:style-name="T7"><text:tab/>Estudio de las investigaciones realizadas previamente sobre el desarrollo tanto de redes neuronales evolutivas como de redes neuronales cooperativas coevolutivas [1, 2, 3].</text:span></text:p>
        </text:list-item>
      </text:list>
      <text:p text:style-name="P10"/>
      <text:list text:style-name="L9">
        <text:list-item>
          <text:p text:style-name="P11"><text:span text:style-name="T7"><text:tab/>Estudio de los problemas de clasificación utilizados para la aplicación de las redes neuronales desarrolladas [3].</text:span></text:p>
        </text:list-item>
      </text:list>
      <text:p text:style-name="P13"/>
      <text:list text:style-name="L10">
        <text:list-item>
          <text:p text:style-name="P11"><text:span text:style-name="T7"><text:tab/>Análisis</text:span></text:p>
        </text:list-item>
      </text:list>
      <text:p text:style-name="P10"/>
      <text:p text:style-name="P10"><text:span text:style-name="T7"><text:tab/>En esta fase se hará primero una descripción formal del proyecto, indicando los objetivos que tiene la realización de este proyecto y los requisitos que debe de tener el modelo a desarrollar.</text:span></text:p>
      <text:p text:style-name="P10"/>
      <text:p text:style-name="P10"><text:span text:style-name="T7"><text:tab/>Durante este periodo también se diseñará el modelo que desarrollará las redes neuronales, es decir, se especificará las poblaciones a utilizar, cómo se van a desarrollar (elección de individuos para crear descendencia, elección de subredes para crear cada red, sustitución de individuos en las poblaciones, ...), los datos que se mantendrán, etc... Para eso se hará uso de las herramientas de ingeniería del software que facilitan este diseño.</text:span></text:p>
      <text:p text:style-name="P10"/>
      <text:list text:style-name="L11">
        <text:list-item>
          <text:p text:style-name="P11"><text:span text:style-name="T7"><text:tab/>Diseño</text:span></text:p>
        </text:list-item>
      </text:list>
      <text:p text:style-name="P10"/>
      <text:p text:style-name="P10"><text:span text:style-name="T7"><text:tab/>Se hará un diseño de los algoritmos a utilizar para la implementación del modelo, ya sean constructivos, evolutivos o de cualquier otro tipo. Para eso, como en el apartado anterior, se hará uso de las herramientas de ingeniería del software que facilitan este diseño.</text:span></text:p>
      <text:p text:style-name="P10"/>
      <text:p text:style-name="P10"/>
      <text:list text:style-name="L12">
        <text:list-item>
          <text:p text:style-name="P11"><text:span text:style-name="T7"><text:tab/></text:span><text:span text:style-name="T7">Codificación y prueba</text:span></text:p>
        </text:list-item>
      </text:list>
      <text:p text:style-name="P10"/>
      <text:p text:style-name="P10"><text:span text:style-name="T7"><text:tab/>Se codificarán los algoritmos diseñados en el apartado anterior y se probarán para ver si cumplen los requerimientos presentados durante el análisis del problema. Los resultados de la prueba serán almacenados para la siguiente fase.</text:span></text:p>
      <text:p text:style-name="P10"/>
      <text:list text:style-name="L13">
        <text:list-item>
          <text:p text:style-name="P11"><text:span text:style-name="T7"><text:tab/>Comparación con otros modelos</text:span></text:p>
        </text:list-item>
      </text:list>
      <text:p text:style-name="P10"/>
      <text:p text:style-name="P10"><text:span text:style-name="T7"><text:tab/>Se hace una comparación entre los resultados obtenidos en la fase de prueba y otros modelos desarrollados. Los resultados de los otros modelos pueden haber sido obtenidos por nosotros (ejecutando los modelos encontrados con los datos utilizados en la fase de prueba) o hallados en la bibliografía. En esta fase se hará también una evaluación del modelo según la comparación hecha. Se deja también la posibilidad abierta de, llegado este punto, hacer un estudio de la viabilidad que tendría aplicar este modelo a otro tipo de problemas, dejándose como posible ampliación en caso de no hacerse.</text:span></text:p>
      <text:p text:style-name="P10"/>
      <text:list text:style-name="L14">
        <text:list-item>
          <text:p text:style-name="P11"><text:span text:style-name="T7"><text:tab/></text:span><text:span text:style-name="T7">Documentación</text:span></text:p>
        </text:list-item>
      </text:list>
      <text:p text:style-name="P7"/>
      <text:p text:style-name="P7"><text:span text:style-name="T3"><text:tab/>Esta fase durará todo el proyecto, aunque será al final cuando se recopile toda la documentación creada y se pondrá en orden. Tendrá varias partes modificables según las necesidades, entre las que puede haber: Base teórica del proyecto, memoria del proyecto, manual de usuario y manual del código.</text:span></text:p>
      <text:p text:style-name="P7"/>
      <text:p text:style-name="P14"><text:span text:style-name="T4">4 Recursos del Proyecto</text:span></text:p>
      <text:p text:style-name="P14"/>
      <text:p text:style-name="P15"><text:span text:style-name="T3">4.1 Recursos Software</text:span></text:p>
      <text:p text:style-name="P14"/>
      <text:p text:style-name="P14"><text:span text:style-name="T3"><text:tab/>El software a utilizar en el desarrollo del proyecto no es muy amplio, aunque es sólo una estimación, con lo que según las necesidades éste puede variar. Dicha estimació es la siguiente:</text:span></text:p>
      <text:p text:style-name="P14"/>
      <text:list text:style-name="L15">
        <text:list-item>
          <text:p text:style-name="P16"><text:span text:style-name="T7"><text:tab/>Sistema operativo </text:span><text:span text:style-name="T8">Debian GNU/Linux 3.0</text:span><text:span text:style-name="T7"> (</text:span><text:span text:style-name="T8">woody</text:span><text:span text:style-name="T7">) bajo entorno KDE o GNOME. Información en [8, 9, 10, 11].</text:span></text:p>
        </text:list-item>
      </text:list>
      <text:p text:style-name="P17"/>
      <text:list text:style-name="L16">
        <text:list-item>
          <text:p text:style-name="P16"><text:span text:style-name="T7"><text:tab/>Compilador </text:span><text:span text:style-name="T8">gcc</text:span><text:span text:style-name="T7"> para el lenguaje C.</text:span></text:p>
        </text:list-item>
      </text:list>
      <text:p text:style-name="P17"/>
      <text:list text:style-name="L17">
        <text:list-item>
          <text:p text:style-name="P16"><text:span text:style-name="T7"><text:tab/>Procesador de textos (</text:span><text:span text:style-name="T8">Abiword</text:span><text:span text:style-name="T7"> [12] u </text:span><text:span text:style-name="T8">OpenOffice</text:span><text:span text:style-name="T7"> [13]) o formateador de textos (</text:span><text:span text:style-name="T8">Latex Lyx</text:span><text:span text:style-name="T7"> o </text:span><text:span text:style-name="T8">KLyx</text:span><text:span text:style-name="T7">) para la documentación.</text:span></text:p>
        </text:list-item>
      </text:list>
      <text:p text:style-name="P17"/>
      <text:list text:style-name="L18">
        <text:list-item>
          <text:p text:style-name="P16"><text:span text:style-name="T7"><text:tab/>Editor de texto (</text:span><text:span text:style-name="T8">nedit</text:span><text:span text:style-name="T7">, </text:span><text:span text:style-name="T8">vi</text:span><text:span text:style-name="T7"> o algún otro).</text:span></text:p>
        </text:list-item>
      </text:list>
      <text:p text:style-name="P17"/>
      <text:list text:style-name="L19">
        <text:list-item>
          <text:p text:style-name="P16"><text:span text:style-name="T7"><text:tab/>Herramienta para el diseño de esquemas y diagramas.</text:span></text:p>
        </text:list-item>
      </text:list>
      <text:p text:style-name="P17"/>
      <text:list text:style-name="L20">
        <text:list-item>
          <text:p text:style-name="P16"><text:span text:style-name="T7"><text:tab/>Cualquier otra herramienta considerada como necesaria durante la ejecución del proyecto.</text:span></text:p>
        </text:list-item>
      </text:list>
      <text:p text:style-name="P14"/>
      <text:p text:style-name="P15"><text:span text:style-name="T3">4.2 Recursos Hardware</text:span></text:p>
      <text:p text:style-name="P14"/>
      <text:p text:style-name="P14"><text:span text:style-name="T3"><text:tab/>El proyecto se hará básicamente en un único ordenador, aunque según las necesidades que surjan durante la ejecución del proyecto se puede usar hardware perteneciente a la universidad de Córdoba. En base a esto los recursos hardware necesarios son los siguientes:</text:span></text:p>
      <text:p text:style-name="P14"/>
      <text:list text:style-name="L21">
        <text:list-item>
          <text:p text:style-name="P16"><text:span text:style-name="T7"><text:tab/>Ordenador AMD K6-II a 500 MHz com 192 Mb de memoria RAM y 80 GBytes de disco duro.</text:span></text:p>
        </text:list-item>
      </text:list>
      <text:p text:style-name="P17"/>
      <text:list text:style-name="L22">
        <text:list-item>
          <text:p text:style-name="P16"><text:span text:style-name="T7"><text:tab/>Escáner Acer ScanPrisa 640S para la inclusión de imágenes durante la creación de la documentación.</text:span></text:p>
        </text:list-item>
      </text:list>
      <text:p text:style-name="P17"/>
      <text:list text:style-name="L23">
        <text:list-item>
          <text:p text:style-name="P16"><text:span text:style-name="T7"><text:tab/>Impresora Hp Deskjet 3810 para la impresión tanto de la documentación como de material adicional (Manuales, artículos, gráficos, ...).</text:span></text:p>
        </text:list-item>
      </text:list>
      <text:p text:style-name="P14"/>
      <text:p text:style-name="P7"><text:span text:style-name="T4">5 Referencias</text:span></text:p>
      <text:p text:style-name="P7"/>
      <text:p text:style-name="P7"><text:span text:style-name="T9">[1] -</text:span><text:span text:style-name="T3"> X. Yao y Y. Liu, "A New Evolutionary System for Evolving Artificial Neural Netwroks", IEEE Transactions on Neural Networks, vol. 8, no. 3, Mayo 1997.</text:span></text:p>
      <text:p text:style-name="P7"/>
      <text:p text:style-name="P7"><text:span text:style-name="T9">[2] -</text:span><text:span text:style-name="T3"> D. E. Moriarty y R. Miikkulainen, "Forming Neural Networks through Efficient and Adaptive Coevolution", Evolutionary computation, vol. 4, no. 5, 1998.</text:span></text:p>
      <text:p text:style-name="P7"/>
      <text:p text:style-name="P7"><text:span text:style-name="T9">[3] -</text:span><text:span text:style-name="T3"> N. García-Pedrajas, C Hervás-Martínez y J. Muñoz-Pérez, "COVNET: A Cooperative Coevolutive Model for Evolving Artificial Neural Networks", IEEE Transactions on Neural Netwoeks, vol. 14, no. 3, Mato 2003.</text:span></text:p>
      <text:p text:style-name="P7"/>
      <text:p text:style-name="P7"><text:span text:style-name="T9">[4] -</text:span><text:span text:style-name="T3"> X. Yao, "Evolving Artificial Neural Networks", Proceedings of the IEEE, vol. 87, pp. 1423-1447, Septiembre 1999.</text:span></text:p>
      <text:p text:style-name="P7"/>
      <text:p text:style-name="P7"><text:span text:style-name="T9">[5] -</text:span><text:span text:style-name="T3"> T. Y. Kwok y D. Y. Yeung, "Constructive Algorithms for Structure Learning in Feedfoward Neural Networks for Regression Problems", IEEE Transactions on Neural Networks, vol. 8, no. 3, Mayo 1999.</text:span></text:p>
      <text:p text:style-name="P7"/>
      <text:p text:style-name="P7"/>
      <text:p text:style-name="P7"/>
      <text:p text:style-name="P7"><text:span text:style-name="T9">[6] - </text:span><text:span text:style-name="T10">X. Ya y Y. Liu, "Making Use of Population Information in Evolutionary Artificial Neural Networks", IEEE Transactions on Systems, Man, and Cibernetics - Part B: Cibernetics, vol. 28, no. 3, Junio 1998.</text:span></text:p>
      <text:p text:style-name="P7"/>
      <text:p text:style-name="P7"><text:span text:style-name="T9">[7] - </text:span><text:span text:style-name="T10">S. Haykin, </text:span><text:span text:style-name="T11">Neural Networks¾A Coomprensive Foundation</text:span><text:span text:style-name="T10">. New York: Macmillan, 1994.</text:span></text:p>
      <text:p text:style-name="P7"/>
      <text:p text:style-name="P7"><text:span text:style-name="T9">[8] - </text:span><text:span text:style-name="T10">http://www.debian.org</text:span></text:p>
      <text:p text:style-name="P7"/>
      <text:p text:style-name="P7"><text:span text:style-name="T9">[9] - </text:span><text:span text:style-name="T10">http://www.kde.org</text:span></text:p>
      <text:p text:style-name="P7"/>
      <text:p text:style-name="P7"><text:span text:style-name="T9">[10] <text:s/>- </text:span><text:span text:style-name="T5">http://www.gnome.org</text:span></text:p>
      <text:p text:style-name="P7"/>
      <text:p text:style-name="P7"><text:span text:style-name="T12">[11] <text:s/>- </text:span><text:span text:style-name="T5">http://www.linux.org</text:span></text:p>
      <text:p text:style-name="P18"/>
      <text:p text:style-name="P18"><text:span text:style-name="T12">[12] <text:s/>- </text:span><text:span text:style-name="T5">http://www.abisource.com</text:span></text:p>
      <text:p text:style-name="P18"/>
      <text:p text:style-name="P18"><text:span text:style-name="T12">[13] <text:s/>- </text:span><text:span text:style-name="T5">http://www.openoffice.org</text:span></text:p>
      <text:p text:style-name="P18"/>
      <text:p text:style-name="P18"/>
      <text:p text:style-name="P18"/>
      <text:p text:style-name="P18"><text:span text:style-name="T13">Córdoba a 27 de Octubre de 2003</text:span></text:p>
      <text:p text:style-name="P18"/>
      <text:p text:style-name="P18"/>
      <text:p text:style-name="P18"><text:span text:style-name="T12"><text:tab/>El Director<text:tab/><text:tab/><text:tab/><text:tab/><text:tab/><text:tab/>El Autor</text:span></text:p>
      <text:p text:style-name="P19"/>
      <text:p text:style-name="P19"/>
      <text:p text:style-name="P19"/>
      <text:p text:style-name="P19"/>
      <text:p text:style-name="P18"><text:span text:style-name="T12">Fdo:</text:span><text:span text:style-name="T5"> Nicolás García Pedrajas<text:tab/><text:tab/></text:span><text:span text:style-name="T12">Fdo: </text:span><text:span text:style-name="T5">Pablo Álvarez de Sotomayor Posadillo</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imes New Roman" svg:font-family="Times New Roman"/>
  </office:font-face-decls>
  <office:styles>
    <style:style style:name="Normal" style:family="paragraph">
      <style:paragraph-properties fo:text-align="left" fo:text-indent="0in" fo:line-height="100%" fo:background-color="transparent" fo:widows="2" fo:margin-left="0pt" fo:margin-right="0pt" fo:margin-top="0pt" fo:margin-bottom="0pt" style:writing-mode="lr"/>
      <style:text-properties fo:color="#000000" style:font-name="Times New Roman" fo:font-size="12pt" fo:font-weight="normal" fo:background-color="transparent"/>
    </style:style>
    <style:style style:name="Heading 1" style:family="paragraph" style:parent-style-name="Normal" style:next-style-name="Normal">
      <style:paragraph-properties fo:line-height="100%" fo:margin-top="0.3056in" fo:margin-bottom="0.0417in" fo:keep-with-next="auto"/>
      <style:text-properties style:font-name="Arial" fo:font-size="17pt" fo:font-weight="bold"/>
    </style:style>
    <style:style style:name="Heading 2" style:family="paragraph" style:parent-style-name="Normal" style:next-style-name="Normal">
      <style:paragraph-properties fo:line-height="100%" fo:margin-top="0.3056in" fo:margin-bottom="0.0417in" fo:keep-with-next="auto"/>
      <style:text-properties style:font-name="Arial" fo:font-size="14pt" fo:font-weight="bold"/>
    </style:style>
  </office:styles>
  <office:automatic-styles>
    <style:page-layout style:name="Standard">
      <style:page-layout-properties fo:page-width="8.500000in" fo:page-height="11.000000in" style:print-orientation="portrait" fo:margin-top="1.000000in" fo:margin-bottom="1.000000in" fo:margin-left="1.000000in" fo:margin-right="1.00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